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SD16" svg:font-family="CSD16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</style:style>
    <style:style style:name="T1" style:family="text">
      <style:text-properties fo:color="#eb5f00" style:font-name="Courier New" fo:font-size="12pt" style:font-name-asian="Courier New" style:font-size-asian="12pt" style:font-name-complex="Courier New" style:font-size-complex="12pt"/>
    </style:style>
    <style:style style:name="T2" style:family="text">
      <style:text-properties fo:color="#0000ff" style:font-name="CSD16" fo:font-size="12pt" style:font-name-asian="CSD16" style:font-size-asian="12pt" style:font-name-complex="CSD16" style:font-size-complex="12pt"/>
    </style:style>
    <style:style style:name="T3" style:family="text">
      <style:text-properties fo:color="#0000ff" style:font-name="Courier New" fo:font-size="12pt" style:font-name-asian="Courier New" style:font-size-asian="12pt" style:font-name-complex="Courier New" style:font-size-complex="12pt"/>
    </style:style>
    <style:style style:name="T4" style:family="text">
      <style:text-properties fo:color="#4b8064" style:font-name="Courier New" fo:font-size="12pt" style:font-name-asian="Courier New" style:font-size-asian="12pt" style:font-name-complex="Courier New" style:font-size-complex="12pt"/>
    </style:style>
    <style:style style:name="T5" style:family="text">
      <style:text-properties fo:color="#000000" style:font-name="Courier New" fo:font-size="12pt" style:font-name-asian="Courier New" style:font-size-asian="12pt" style:font-name-complex="Courier New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MM«M</text:span><text:span text:style-name="T4"> ----jGRASP exec: java Sorts<text:line-break/></text:span><text:span text:style-name="T2">¼¼§M</text:span><text:span text:style-name="T5">Enter the number of elements in the array: </text:span><text:span text:style-name="T1">10<text:line-break/></text:span><text:span text:style-name="T2">MM§M</text:span><text:span text:style-name="T5">Enter the values<text:line-break/></text:span><text:span text:style-name="T2">¼¼§M</text:span><text:span text:style-name="T1">1<text:line-break/></text:span><text:span text:style-name="T2">¼¼§M</text:span><text:span text:style-name="T1">2<text:line-break/></text:span><text:span text:style-name="T2">¼¼§M</text:span><text:span text:style-name="T1">3<text:line-break/></text:span><text:span text:style-name="T2">¼¼§M</text:span><text:span text:style-name="T1">4<text:line-break/></text:span><text:span text:style-name="T2">¼¼§M</text:span><text:span text:style-name="T1">5<text:line-break/></text:span><text:span text:style-name="T2">¼¼§M</text:span><text:span text:style-name="T1">6<text:line-break/></text:span><text:span text:style-name="T2">¼¼§M</text:span><text:span text:style-name="T1">7<text:line-break/></text:span><text:span text:style-name="T2">¼¼§M</text:span><text:span text:style-name="T1">9<text:line-break/></text:span><text:span text:style-name="T2">¼¼§M</text:span><text:span text:style-name="T1">10<text:line-break/></text:span><text:span text:style-name="T2">¼¼§M</text:span><text:span text:style-name="T1">8<text:line-break/></text:span><text:span text:style-name="T2">MM§M</text:span><text:span text:style-name="T3"><text:line-break/></text:span><text:span text:style-name="T2">MM§M</text:span><text:span text:style-name="T5">Bubble Sort<text:line-break/></text:span><text:span text:style-name="T2">MM§M</text:span><text:span text:style-name="T5">Comparisions: 45<text:line-break/></text:span><text:span text:style-name="T2">MM§M</text:span><text:span text:style-name="T5">InterChanges: 2<text:line-break/></text:span><text:span text:style-name="T2">MM§M</text:span><text:span text:style-name="T3"><text:line-break/></text:span><text:span text:style-name="T2">MM§M</text:span><text:span text:style-name="T5">Quick Sort<text:line-break/></text:span><text:span text:style-name="T2">MM§M</text:span><text:span text:style-name="T5">No of Comparisions: 45<text:line-break/></text:span><text:span text:style-name="T2">MM§M</text:span><text:span text:style-name="T5">InterChanges: 45<text:line-break/></text:span><text:span text:style-name="T2">MM§M</text:span><text:span text:style-name="T3"><text:line-break/></text:span><text:span text:style-name="T2">MM§M</text:span><text:span text:style-name="T5">Merge Sort<text:line-break/></text:span><text:span text:style-name="T2">MM§M</text:span><text:span text:style-name="T5">No of Comparisions: 9<text:line-break/></text:span><text:span text:style-name="T2">MM§M</text:span><text:span text:style-name="T5">InterChanges: 19<text:line-break/></text:span><text:span text:style-name="T2">MM§M</text:span><text:span text:style-name="T3"><text:line-break/></text:span><text:span text:style-name="T2">MM©M</text:span><text:span text:style-name="T4"> ----jGRASP: operation complete.<text:line-break/></text:span><text:span text:style-name="T2">MMMM</text:span><text:span text:style-name="T3"><text:line-break/></text:span><text:span text:style-name="T2">MM«M</text:span><text:span text:style-name="T4"> ----jGRASP exec: java Sorts<text:line-break/></text:span><text:span text:style-name="T2">¼¼§M</text:span><text:span text:style-name="T5">Enter the number of elements in the array: </text:span><text:span text:style-name="T1">10<text:line-break/></text:span><text:span text:style-name="T2">MM§M</text:span><text:span text:style-name="T5">Enter the values<text:line-break/></text:span><text:span text:style-name="T2">¼¼§M</text:span><text:span text:style-name="T1">1<text:line-break/></text:span><text:span text:style-name="T2">¼¼§M</text:span><text:span text:style-name="T1">5<text:line-break/></text:span><text:span text:style-name="T2">¼¼§M</text:span><text:span text:style-name="T1">2<text:line-break/></text:span><text:span text:style-name="T2">¼¼§M</text:span><text:span text:style-name="T1">8<text:line-break/></text:span><text:span text:style-name="T2">¼¼§M</text:span><text:span text:style-name="T1">10<text:line-break/></text:span><text:span text:style-name="T2">¼¼§M</text:span><text:span text:style-name="T1">3<text:line-break/></text:span><text:span text:style-name="T2">¼¼§M</text:span><text:span text:style-name="T1">9<text:line-break/></text:span><text:span text:style-name="T2">¼¼§M</text:span><text:span text:style-name="T1">4<text:line-break/></text:span><text:span text:style-name="T2">¼¼§M</text:span><text:span text:style-name="T1">6<text:line-break/></text:span><text:span text:style-name="T2">¼¼§M</text:span><text:span text:style-name="T1">7<text:line-break/></text:span><text:span text:style-name="T2">MM§M</text:span><text:span text:style-name="T3"><text:line-break/></text:span><text:span text:style-name="T2">MM§M</text:span><text:span text:style-name="T5">Bubble Sort<text:line-break/></text:span><text:soft-page-break/><text:span text:style-name="T2">MM§M</text:span><text:span text:style-name="T5">Comparisions: 45<text:line-break/></text:span><text:span text:style-name="T2">MM§M</text:span><text:span text:style-name="T5">InterChanges: 15<text:line-break/></text:span><text:span text:style-name="T2">MM§M</text:span><text:span text:style-name="T3"><text:line-break/></text:span><text:span text:style-name="T2">MM§M</text:span><text:span text:style-name="T5">Quick Sort<text:line-break/></text:span><text:span text:style-name="T2">MM§M</text:span><text:span text:style-name="T5">No of Comparisions: 45<text:line-break/></text:span><text:span text:style-name="T2">MM§M</text:span><text:span text:style-name="T5">InterChanges: 45<text:line-break/></text:span><text:span text:style-name="T2">MM§M</text:span><text:span text:style-name="T3"><text:line-break/></text:span><text:span text:style-name="T2">MM§M</text:span><text:span text:style-name="T5">Merge Sort<text:line-break/></text:span><text:span text:style-name="T2">MM§M</text:span><text:span text:style-name="T5">No of Comparisions: 9<text:line-break/></text:span><text:span text:style-name="T2">MM§M</text:span><text:span text:style-name="T5">InterChanges: 19<text:line-break/></text:span><text:span text:style-name="T2">MM§M</text:span><text:span text:style-name="T3"><text:line-break/></text:span><text:span text:style-name="T2">MM©M</text:span><text:span text:style-name="T4"> ----jGRASP: operation complete.<text:line-break/></text:span><text:span text:style-name="T2">MMMM</text:span><text:span text:style-name="T3"><text:line-break/></text:span><text:span text:style-name="T2">MM«M</text:span><text:span text:style-name="T4"> ----jGRASP exec: java Sorts<text:line-break/></text:span><text:span text:style-name="T2">¼¼§M</text:span><text:span text:style-name="T5">Enter the number of elements in the array: </text:span><text:span text:style-name="T1">10<text:line-break/></text:span><text:span text:style-name="T2">MM§M</text:span><text:span text:style-name="T5">Enter the values<text:line-break/></text:span><text:span text:style-name="T2">¼¼§M</text:span><text:span text:style-name="T1">10<text:line-break/></text:span><text:span text:style-name="T2">¼¼§M</text:span><text:span text:style-name="T1">9<text:line-break/></text:span><text:span text:style-name="T2">¼¼§M</text:span><text:span text:style-name="T1">8<text:line-break/></text:span><text:span text:style-name="T2">¼¼§M</text:span><text:span text:style-name="T1">7<text:line-break/></text:span><text:span text:style-name="T2">¼¼§M</text:span><text:span text:style-name="T1">6<text:line-break/></text:span><text:span text:style-name="T2">¼¼§M</text:span><text:span text:style-name="T1">5<text:line-break/></text:span><text:span text:style-name="T2">¼¼§M</text:span><text:span text:style-name="T1">4<text:line-break/></text:span><text:span text:style-name="T2">¼¼§M</text:span><text:span text:style-name="T1">2<text:line-break/></text:span><text:span text:style-name="T2">¼¼§M</text:span><text:span text:style-name="T1">3<text:line-break/></text:span><text:span text:style-name="T2">¼¼§M</text:span><text:span text:style-name="T1">1<text:line-break/></text:span><text:span text:style-name="T2">MM§M</text:span><text:span text:style-name="T3"><text:line-break/></text:span><text:span text:style-name="T2">MM§M</text:span><text:span text:style-name="T5">Bubble Sort<text:line-break/></text:span><text:span text:style-name="T2">MM§M</text:span><text:span text:style-name="T5">Comparisions: 45<text:line-break/></text:span><text:span text:style-name="T2">MM§M</text:span><text:span text:style-name="T5">InterChanges: 44<text:line-break/></text:span><text:span text:style-name="T2">MM§M</text:span><text:span text:style-name="T3"><text:line-break/></text:span><text:span text:style-name="T2">MM§M</text:span><text:span text:style-name="T5">Quick Sort<text:line-break/></text:span><text:span text:style-name="T2">MM§M</text:span><text:span text:style-name="T5">No of Comparisions: 45<text:line-break/></text:span><text:span text:style-name="T2">MM§M</text:span><text:span text:style-name="T5">InterChanges: 45<text:line-break/></text:span><text:span text:style-name="T2">MM§M</text:span><text:span text:style-name="T3"><text:line-break/></text:span><text:span text:style-name="T2">MM§M</text:span><text:span text:style-name="T5">Merge Sort<text:line-break/></text:span><text:span text:style-name="T2">MM§M</text:span><text:span text:style-name="T5">No of Comparisions: 9<text:line-break/></text:span><text:span text:style-name="T2">MM§M</text:span><text:span text:style-name="T5">InterChanges: 19<text:line-break/></text:span><text:span text:style-name="T2">MM§M</text:span><text:span text:style-name="T3"><text:line-break/></text:span><text:span text:style-name="T2">MM©M</text:span><text:span text:style-name="T4"> ----jGRASP: operation complete.<text:line-break/></text:span><text:span text:style-name="T2">MMMM</text:span><text:span text:style-name="T3"><text:line-break/></text:span><text:span text:style-name="T2">MM«M</text:span><text:span text:style-name="T4"> ----jGRASP exec: java Sorts<text:line-break/></text:span><text:span text:style-name="T2">¼¼§M</text:span><text:span text:style-name="T5">Enter the number of elements in the array: </text:span><text:span text:style-name="T1">30<text:line-break/></text:span><text:soft-page-break/><text:span text:style-name="T2">MM§M</text:span><text:span text:style-name="T5">Enter the values<text:line-break/></text:span><text:span text:style-name="T2">¼¼§M</text:span><text:span text:style-name="T1">1<text:line-break/></text:span><text:span text:style-name="T2">¼¼§M</text:span><text:span text:style-name="T1">2<text:line-break/></text:span><text:span text:style-name="T2">¼¼§M</text:span><text:span text:style-name="T1">3<text:line-break/></text:span><text:span text:style-name="T2">¼¼§M</text:span><text:span text:style-name="T1">4<text:line-break/></text:span><text:span text:style-name="T2">¼¼§M</text:span><text:span text:style-name="T1">5<text:line-break/></text:span><text:span text:style-name="T2">¼¼§M</text:span><text:span text:style-name="T1">6<text:line-break/></text:span><text:span text:style-name="T2">¼¼§M</text:span><text:span text:style-name="T1">7<text:line-break/></text:span><text:span text:style-name="T2">¼¼§M</text:span><text:span text:style-name="T1">8<text:line-break/></text:span><text:span text:style-name="T2">¼¼§M</text:span><text:span text:style-name="T1">9<text:line-break/></text:span><text:span text:style-name="T2">¼¼§M</text:span><text:span text:style-name="T1">10<text:line-break/></text:span><text:span text:style-name="T2">¼¼§M</text:span><text:span text:style-name="T1">11<text:line-break/></text:span><text:span text:style-name="T2">¼¼§M</text:span><text:span text:style-name="T1">12<text:line-break/></text:span><text:span text:style-name="T2">¼¼§M</text:span><text:span text:style-name="T1">13<text:line-break/></text:span><text:span text:style-name="T2">¼¼§M</text:span><text:span text:style-name="T1">14<text:line-break/></text:span><text:span text:style-name="T2">¼¼§M</text:span><text:span text:style-name="T1">15<text:line-break/></text:span><text:span text:style-name="T2">¼¼§M</text:span><text:span text:style-name="T1">16<text:line-break/></text:span><text:span text:style-name="T2">¼¼§M</text:span><text:span text:style-name="T1">17<text:line-break/></text:span><text:span text:style-name="T2">¼¼§M</text:span><text:span text:style-name="T1">18<text:line-break/></text:span><text:span text:style-name="T2">¼¼§M</text:span><text:span text:style-name="T1">19<text:line-break/></text:span><text:span text:style-name="T2">¼¼§M</text:span><text:span text:style-name="T1">20<text:line-break/></text:span><text:span text:style-name="T2">¼¼§M</text:span><text:span text:style-name="T1">21<text:line-break/></text:span><text:span text:style-name="T2">¼¼§M</text:span><text:span text:style-name="T1">22<text:line-break/></text:span><text:span text:style-name="T2">¼¼§M</text:span><text:span text:style-name="T1">25<text:line-break/></text:span><text:span text:style-name="T2">¼¼§M</text:span><text:span text:style-name="T1">23<text:line-break/></text:span><text:span text:style-name="T2">¼¼§M</text:span><text:span text:style-name="T1">24<text:line-break/></text:span><text:span text:style-name="T2">¼¼§M</text:span><text:span text:style-name="T1">26<text:line-break/></text:span><text:span text:style-name="T2">¼¼§M</text:span><text:span text:style-name="T1">27<text:line-break/></text:span><text:span text:style-name="T2">¼¼§M</text:span><text:span text:style-name="T1">28<text:line-break/></text:span><text:span text:style-name="T2">¼¼§M</text:span><text:span text:style-name="T1">29<text:line-break/></text:span><text:span text:style-name="T2">¼¼§M</text:span><text:span text:style-name="T1">30<text:line-break/></text:span><text:span text:style-name="T2">MM§M</text:span><text:span text:style-name="T3"><text:line-break/></text:span><text:span text:style-name="T2">MM§M</text:span><text:span text:style-name="T5">Bubble Sort<text:line-break/></text:span><text:span text:style-name="T2">MM§M</text:span><text:span text:style-name="T5">Comparisions: 435<text:line-break/></text:span><text:span text:style-name="T2">MM§M</text:span><text:span text:style-name="T5">InterChanges: 2<text:line-break/></text:span><text:span text:style-name="T2">MM§M</text:span><text:span text:style-name="T3"><text:line-break/></text:span><text:span text:style-name="T2">MM§M</text:span><text:span text:style-name="T5">Quick Sort<text:line-break/></text:span><text:span text:style-name="T2">MM§M</text:span><text:span text:style-name="T5">No of Comparisions: 435<text:line-break/></text:span><text:span text:style-name="T2">MM§M</text:span><text:span text:style-name="T5">InterChanges: 435<text:line-break/></text:span><text:span text:style-name="T2">MM§M</text:span><text:span text:style-name="T3"><text:line-break/></text:span><text:span text:style-name="T2">MM§M</text:span><text:span text:style-name="T5">Merge Sort<text:line-break/></text:span><text:span text:style-name="T2">MM§M</text:span><text:span text:style-name="T5">No of Comparisions: 29<text:line-break/></text:span><text:span text:style-name="T2">MM§M</text:span><text:span text:style-name="T5">InterChanges: 77<text:line-break/></text:span><text:soft-page-break/><text:span text:style-name="T2">MM§M</text:span><text:span text:style-name="T3"><text:line-break/></text:span><text:span text:style-name="T2">MM©M</text:span><text:span text:style-name="T4"> ----jGRASP: operation complete.</text:span></text:p>
      <text:p text:style-name="P1"><text:span text:style-name="T4"><text:line-break/></text:span><text:span text:style-name="T2">MM«M</text:span><text:span text:style-name="T4"> ----jGRASP exec: java Sorts<text:line-break/></text:span><text:span text:style-name="T2">¼¼§M</text:span><text:span text:style-name="T5">Enter the number of elements in the array: </text:span><text:span text:style-name="T1">30<text:line-break/></text:span><text:span text:style-name="T2">MM§M</text:span><text:span text:style-name="T5">Enter the values<text:line-break/></text:span><text:span text:style-name="T2">¼¼§M</text:span><text:span text:style-name="T1">9<text:line-break/></text:span><text:span text:style-name="T2">¼¼§M</text:span><text:span text:style-name="T1">28<text:line-break/></text:span><text:span text:style-name="T2">¼¼§M</text:span><text:span text:style-name="T1">23<text:line-break/></text:span><text:span text:style-name="T2">¼¼§M</text:span><text:span text:style-name="T1">18<text:line-break/></text:span><text:span text:style-name="T2">¼¼§M</text:span><text:span text:style-name="T1">8<text:line-break/></text:span><text:span text:style-name="T2">¼¼§M</text:span><text:span text:style-name="T1">15<text:line-break/></text:span><text:span text:style-name="T2">¼¼§M</text:span><text:span text:style-name="T1">1<text:line-break/></text:span><text:span text:style-name="T2">¼¼§M</text:span><text:span text:style-name="T1">12<text:line-break/></text:span><text:span text:style-name="T2">¼¼§M</text:span><text:span text:style-name="T1">5<text:line-break/></text:span><text:span text:style-name="T2">¼¼§M</text:span><text:span text:style-name="T1">3<text:line-break/></text:span><text:span text:style-name="T2">¼¼§M</text:span><text:span text:style-name="T1">22<text:line-break/></text:span><text:span text:style-name="T2">¼¼§M</text:span><text:span text:style-name="T1">26<text:line-break/></text:span><text:span text:style-name="T2">¼¼§M</text:span><text:span text:style-name="T1">6<text:line-break/></text:span><text:span text:style-name="T2">¼¼§M</text:span><text:span text:style-name="T1">19<text:line-break/></text:span><text:span text:style-name="T2">¼¼§M</text:span><text:span text:style-name="T1">4<text:line-break/></text:span><text:span text:style-name="T2">¼¼§M</text:span><text:span text:style-name="T1">17<text:line-break/></text:span><text:span text:style-name="T2">¼¼§M</text:span><text:span text:style-name="T1">27<text:line-break/></text:span><text:span text:style-name="T2">¼¼§M</text:span><text:span text:style-name="T1">2<text:line-break/></text:span><text:span text:style-name="T2">¼¼§M</text:span><text:span text:style-name="T1">29<text:line-break/></text:span><text:span text:style-name="T2">¼¼§M</text:span><text:span text:style-name="T1">25<text:line-break/></text:span><text:span text:style-name="T2">¼¼§M</text:span><text:span text:style-name="T1">7<text:line-break/></text:span><text:span text:style-name="T2">¼¼§M</text:span><text:span text:style-name="T1">10<text:line-break/></text:span><text:span text:style-name="T2">¼¼§M</text:span><text:span text:style-name="T1">11<text:line-break/></text:span><text:span text:style-name="T2">¼¼§M</text:span><text:span text:style-name="T1">21<text:line-break/></text:span><text:span text:style-name="T2">¼¼§M</text:span><text:span text:style-name="T1">16<text:line-break/></text:span><text:span text:style-name="T2">¼¼§M</text:span><text:span text:style-name="T1">20<text:line-break/></text:span><text:span text:style-name="T2">¼¼§M</text:span><text:span text:style-name="T1">13<text:line-break/></text:span><text:span text:style-name="T2">¼¼§M</text:span><text:span text:style-name="T1">24<text:line-break/></text:span><text:span text:style-name="T2">¼¼§M</text:span><text:span text:style-name="T1">14<text:line-break/></text:span><text:span text:style-name="T2">¼¼§M</text:span><text:span text:style-name="T1">30<text:line-break/></text:span><text:span text:style-name="T2">MM§M</text:span><text:span text:style-name="T3"><text:line-break/></text:span><text:span text:style-name="T2">MM§M</text:span><text:span text:style-name="T5">Bubble Sort<text:line-break/></text:span><text:span text:style-name="T2">MM§M</text:span><text:span text:style-name="T5">Comparisions: 435<text:line-break/></text:span><text:span text:style-name="T2">MM§M</text:span><text:span text:style-name="T5">InterChanges: 188<text:line-break/></text:span><text:span text:style-name="T2">MM§M</text:span><text:span text:style-name="T3"><text:line-break/></text:span><text:span text:style-name="T2">MM§M</text:span><text:span text:style-name="T5">Quick Sort<text:line-break/></text:span><text:span text:style-name="T2">MM§M</text:span><text:span text:style-name="T5">No of Comparisions: 435<text:line-break/></text:span><text:soft-page-break/><text:span text:style-name="T2">MM§M</text:span><text:span text:style-name="T5">InterChanges: 435<text:line-break/></text:span><text:span text:style-name="T2">MM§M</text:span><text:span text:style-name="T3"><text:line-break/></text:span><text:span text:style-name="T2">MM§M</text:span><text:span text:style-name="T5">Merge Sort<text:line-break/></text:span><text:span text:style-name="T2">MM§M</text:span><text:span text:style-name="T5">No of Comparisions: 29<text:line-break/></text:span><text:span text:style-name="T2">MM§M</text:span><text:span text:style-name="T5">InterChanges: 77<text:line-break/></text:span><text:span text:style-name="T2">MM§M</text:span><text:span text:style-name="T3"><text:line-break/></text:span><text:span text:style-name="T2">MM©M</text:span><text:span text:style-name="T4"> ----jGRASP: operation complete.<text:line-break/><text:line-break/></text:span><text:span text:style-name="T2">MM«M</text:span><text:span text:style-name="T4"> ----jGRASP exec: java Sorts<text:line-break/></text:span><text:span text:style-name="T2">¼¼§M</text:span><text:span text:style-name="T5">Enter the number of elements in the array: </text:span><text:span text:style-name="T1">30<text:line-break/></text:span><text:span text:style-name="T2">MM§M</text:span><text:span text:style-name="T5">Enter the values<text:line-break/></text:span><text:span text:style-name="T2">¼¼§M</text:span><text:span text:style-name="T1">30<text:line-break/></text:span><text:span text:style-name="T2">¼¼§M</text:span><text:span text:style-name="T1">29<text:line-break/></text:span><text:span text:style-name="T2">¼¼§M</text:span><text:span text:style-name="T1">28<text:line-break/></text:span><text:span text:style-name="T2">¼¼§M</text:span><text:span text:style-name="T1">27<text:line-break/></text:span><text:span text:style-name="T2">¼¼§M</text:span><text:span text:style-name="T1">26<text:line-break/></text:span><text:span text:style-name="T2">¼¼§M</text:span><text:span text:style-name="T1">25<text:line-break/></text:span><text:span text:style-name="T2">¼¼§M</text:span><text:span text:style-name="T1">24<text:line-break/></text:span><text:span text:style-name="T2">¼¼§M</text:span><text:span text:style-name="T1">23<text:line-break/></text:span><text:span text:style-name="T2">¼¼§M</text:span><text:span text:style-name="T1">22<text:line-break/></text:span><text:span text:style-name="T2">¼¼§M</text:span><text:span text:style-name="T1">21<text:line-break/></text:span><text:span text:style-name="T2">¼¼§M</text:span><text:span text:style-name="T1">20<text:line-break/></text:span><text:span text:style-name="T2">¼¼§M</text:span><text:span text:style-name="T1">19<text:line-break/></text:span><text:span text:style-name="T2">¼¼§M</text:span><text:span text:style-name="T1">18<text:line-break/></text:span><text:span text:style-name="T2">¼¼§M</text:span><text:span text:style-name="T1">17<text:line-break/></text:span><text:span text:style-name="T2">¼¼§M</text:span><text:span text:style-name="T1">15<text:line-break/></text:span><text:span text:style-name="T2">¼¼§M</text:span><text:span text:style-name="T1">16<text:line-break/></text:span><text:span text:style-name="T2">¼¼§M</text:span><text:span text:style-name="T1">14<text:line-break/></text:span><text:span text:style-name="T2">¼¼§M</text:span><text:span text:style-name="T1">13<text:line-break/></text:span><text:span text:style-name="T2">¼¼§M</text:span><text:span text:style-name="T1">12<text:line-break/></text:span><text:span text:style-name="T2">¼¼§M</text:span><text:span text:style-name="T1">11<text:line-break/></text:span><text:span text:style-name="T2">¼¼§M</text:span><text:span text:style-name="T1">10<text:line-break/></text:span><text:span text:style-name="T2">¼¼§M</text:span><text:span text:style-name="T1">9<text:line-break/></text:span><text:span text:style-name="T2">¼¼§M</text:span><text:span text:style-name="T1">8<text:line-break/></text:span><text:span text:style-name="T2">¼¼§M</text:span><text:span text:style-name="T1">7<text:line-break/></text:span><text:span text:style-name="T2">¼¼§M</text:span><text:span text:style-name="T1">6<text:line-break/></text:span><text:span text:style-name="T2">¼¼§M</text:span><text:span text:style-name="T1">5<text:line-break/></text:span><text:span text:style-name="T2">¼¼§M</text:span><text:span text:style-name="T1">4<text:line-break/></text:span><text:span text:style-name="T2">¼¼§M</text:span><text:span text:style-name="T1">3<text:line-break/></text:span><text:span text:style-name="T2">¼¼§M</text:span><text:span text:style-name="T1">2<text:line-break/></text:span><text:span text:style-name="T2">¼¼§M</text:span><text:span text:style-name="T1">1<text:line-break/></text:span><text:span text:style-name="T2">MM§M</text:span><text:span text:style-name="T3"><text:line-break/></text:span><text:span text:style-name="T2">MM§M</text:span><text:span text:style-name="T5">Bubble Sort<text:line-break/></text:span><text:soft-page-break/><text:span text:style-name="T2">MM§M</text:span><text:span text:style-name="T5">Comparisions: 435<text:line-break/></text:span><text:span text:style-name="T2">MM§M</text:span><text:span text:style-name="T5">InterChanges: 434<text:line-break/></text:span><text:span text:style-name="T2">MM§M</text:span><text:span text:style-name="T3"><text:line-break/></text:span><text:span text:style-name="T2">MM§M</text:span><text:span text:style-name="T5">Quick Sort<text:line-break/></text:span><text:span text:style-name="T2">MM§M</text:span><text:span text:style-name="T5">No of Comparisions: 435<text:line-break/></text:span><text:span text:style-name="T2">MM§M</text:span><text:span text:style-name="T5">InterChanges: 435<text:line-break/></text:span><text:span text:style-name="T2">MM§M</text:span><text:span text:style-name="T3"><text:line-break/></text:span><text:span text:style-name="T2">MM§M</text:span><text:span text:style-name="T5">Merge Sort<text:line-break/></text:span><text:span text:style-name="T2">MM§M</text:span><text:span text:style-name="T5">No of Comparisions: 29<text:line-break/></text:span><text:span text:style-name="T2">MM§M</text:span><text:span text:style-name="T5">InterChanges: 77<text:line-break/></text:span><text:span text:style-name="T2">MM§M</text:span><text:span text:style-name="T3"><text:line-break/></text:span><text:span text:style-name="T2">MM©M</text:span><text:span text:style-name="T4"> ----jGRASP: operation complete.<text:line-break/><text:line-break/></text:span><text:span text:style-name="T2">MM«M</text:span><text:span text:style-name="T4"> ----jGRASP exec: java Sorts<text:line-break/></text:span><text:span text:style-name="T2">¼¼§M</text:span><text:span text:style-name="T5">Enter the number of elements in the array: </text:span><text:span text:style-name="T1">50<text:line-break/></text:span><text:span text:style-name="T2">MM§M</text:span><text:span text:style-name="T5">Enter the values<text:line-break/></text:span><text:span text:style-name="T2">¼¼§M</text:span><text:span text:style-name="T1">1<text:line-break/></text:span><text:span text:style-name="T2">¼¼§M</text:span><text:span text:style-name="T1">2<text:line-break/></text:span><text:span text:style-name="T2">¼¼§M</text:span><text:span text:style-name="T1">3<text:line-break/></text:span><text:span text:style-name="T2">¼¼§M</text:span><text:span text:style-name="T1">4<text:line-break/></text:span><text:span text:style-name="T2">¼¼§M</text:span><text:span text:style-name="T1">5<text:line-break/></text:span><text:span text:style-name="T2">¼¼§M</text:span><text:span text:style-name="T1">6<text:line-break/></text:span><text:span text:style-name="T2">¼¼§M</text:span><text:span text:style-name="T1">7<text:line-break/></text:span><text:span text:style-name="T2">¼¼§M</text:span><text:span text:style-name="T1">8<text:line-break/></text:span><text:span text:style-name="T2">¼¼§M</text:span><text:span text:style-name="T1">9<text:line-break/></text:span><text:span text:style-name="T2">¼¼§M</text:span><text:span text:style-name="T1">10<text:line-break/></text:span><text:span text:style-name="T2">¼¼§M</text:span><text:span text:style-name="T1">11<text:line-break/></text:span><text:span text:style-name="T2">¼¼§M</text:span><text:span text:style-name="T1">12<text:line-break/></text:span><text:span text:style-name="T2">¼¼§M</text:span><text:span text:style-name="T1">13<text:line-break/></text:span><text:span text:style-name="T2">¼¼§M</text:span><text:span text:style-name="T1">14<text:line-break/></text:span><text:span text:style-name="T2">¼¼§M</text:span><text:span text:style-name="T1">15<text:line-break/></text:span><text:span text:style-name="T2">¼¼§M</text:span><text:span text:style-name="T1">16<text:line-break/></text:span><text:span text:style-name="T2">¼¼§M</text:span><text:span text:style-name="T1">17<text:line-break/></text:span><text:span text:style-name="T2">¼¼§M</text:span><text:span text:style-name="T1">18<text:line-break/></text:span><text:span text:style-name="T2">¼¼§M</text:span><text:span text:style-name="T1">19<text:line-break/></text:span><text:span text:style-name="T2">¼¼§M</text:span><text:span text:style-name="T1">20<text:line-break/></text:span><text:span text:style-name="T2">¼¼§M</text:span><text:span text:style-name="T1">21<text:line-break/></text:span><text:span text:style-name="T2">¼¼§M</text:span><text:span text:style-name="T1">22<text:line-break/></text:span><text:span text:style-name="T2">¼¼§M</text:span><text:span text:style-name="T1">23<text:line-break/></text:span><text:span text:style-name="T2">¼¼§M</text:span><text:span text:style-name="T1">24<text:line-break/></text:span><text:span text:style-name="T2">¼¼§M</text:span><text:span text:style-name="T1">25<text:line-break/></text:span><text:span text:style-name="T2">¼¼§M</text:span><text:span text:style-name="T1">28<text:line-break/></text:span><text:span text:style-name="T2">¼¼§M</text:span><text:span text:style-name="T1">27<text:line-break/></text:span><text:soft-page-break/><text:span text:style-name="T2">¼¼§M</text:span><text:span text:style-name="T1">26<text:line-break/></text:span><text:span text:style-name="T2">¼¼§M</text:span><text:span text:style-name="T1">29<text:line-break/></text:span><text:span text:style-name="T2">¼¼§M</text:span><text:span text:style-name="T1">30<text:line-break/></text:span><text:span text:style-name="T2">¼¼§M</text:span><text:span text:style-name="T1">31<text:line-break/></text:span><text:span text:style-name="T2">¼¼§M</text:span><text:span text:style-name="T1">32<text:line-break/></text:span><text:span text:style-name="T2">¼¼§M</text:span><text:span text:style-name="T1">33<text:line-break/></text:span><text:span text:style-name="T2">¼¼§M</text:span><text:span text:style-name="T1">34<text:line-break/></text:span><text:span text:style-name="T2">¼¼§M</text:span><text:span text:style-name="T1">35<text:line-break/></text:span><text:span text:style-name="T2">¼¼§M</text:span><text:span text:style-name="T1">36<text:line-break/></text:span><text:span text:style-name="T2">¼¼§M</text:span><text:span text:style-name="T1">37<text:line-break/></text:span><text:span text:style-name="T2">¼¼§M</text:span><text:span text:style-name="T1">38<text:line-break/></text:span><text:span text:style-name="T2">¼¼§M</text:span><text:span text:style-name="T1">39<text:line-break/></text:span><text:span text:style-name="T2">¼¼§M</text:span><text:span text:style-name="T1">40<text:line-break/></text:span><text:span text:style-name="T2">¼¼§M</text:span><text:span text:style-name="T1">41<text:line-break/></text:span><text:span text:style-name="T2">¼¼§M</text:span><text:span text:style-name="T1">42<text:line-break/></text:span><text:span text:style-name="T2">¼¼§M</text:span><text:span text:style-name="T1">43<text:line-break/></text:span><text:span text:style-name="T2">¼¼§M</text:span><text:span text:style-name="T1">44<text:line-break/></text:span><text:span text:style-name="T2">¼¼§M</text:span><text:span text:style-name="T1">45<text:line-break/></text:span><text:span text:style-name="T2">¼¼§M</text:span><text:span text:style-name="T1">48<text:line-break/></text:span><text:span text:style-name="T2">¼¼§M</text:span><text:span text:style-name="T1">46<text:line-break/></text:span><text:span text:style-name="T2">¼¼§M</text:span><text:span text:style-name="T1">47<text:line-break/></text:span><text:span text:style-name="T2">¼¼§M</text:span><text:span text:style-name="T1">49<text:line-break/></text:span><text:span text:style-name="T2">¼¼§M</text:span><text:span text:style-name="T1">50<text:line-break/></text:span><text:span text:style-name="T2">MM§M</text:span><text:span text:style-name="T3"><text:line-break/></text:span><text:span text:style-name="T2">MM§M</text:span><text:span text:style-name="T5">Bubble Sort<text:line-break/></text:span><text:span text:style-name="T2">MM§M</text:span><text:span text:style-name="T5">Comparisions: 1225<text:line-break/></text:span><text:span text:style-name="T2">MM§M</text:span><text:span text:style-name="T5">InterChanges: 5<text:line-break/></text:span><text:span text:style-name="T2">MM§M</text:span><text:span text:style-name="T3"><text:line-break/></text:span><text:span text:style-name="T2">MM§M</text:span><text:span text:style-name="T5">Quick Sort<text:line-break/></text:span><text:span text:style-name="T2">MM§M</text:span><text:span text:style-name="T5">No of Comparisions: 1225<text:line-break/></text:span><text:span text:style-name="T2">MM§M</text:span><text:span text:style-name="T5">InterChanges: 1225<text:line-break/></text:span><text:span text:style-name="T2">MM§M</text:span><text:span text:style-name="T3"><text:line-break/></text:span><text:span text:style-name="T2">MM§M</text:span><text:span text:style-name="T5">Merge Sort<text:line-break/></text:span><text:span text:style-name="T2">MM§M</text:span><text:span text:style-name="T5">No of Comparisions: 49<text:line-break/></text:span><text:span text:style-name="T2">MM§M</text:span><text:span text:style-name="T5">InterChanges: 153<text:line-break/></text:span><text:span text:style-name="T2">MM§M</text:span><text:span text:style-name="T3"><text:line-break/></text:span><text:span text:style-name="T2">MM©M</text:span><text:span text:style-name="T4"> ----jGRASP: operation complete.<text:line-break/><text:line-break/></text:span><text:span text:style-name="T2">MM«M</text:span><text:span text:style-name="T4"> ----jGRASP exec: java Sorts<text:line-break/></text:span><text:span text:style-name="T2">¼¼§M</text:span><text:span text:style-name="T5">Enter the number of elements in the array: </text:span><text:span text:style-name="T1">50<text:line-break/></text:span><text:span text:style-name="T2">MM§M</text:span><text:span text:style-name="T5">Enter the values<text:line-break/></text:span><text:span text:style-name="T2">¼¼§M</text:span><text:span text:style-name="T1">31<text:line-break/></text:span><text:span text:style-name="T2">¼¼§M</text:span><text:span text:style-name="T1">10<text:line-break/></text:span><text:soft-page-break/><text:span text:style-name="T2">¼¼§M</text:span><text:span text:style-name="T1">5<text:line-break/></text:span><text:span text:style-name="T2">¼¼§M</text:span><text:span text:style-name="T1">35<text:line-break/></text:span><text:span text:style-name="T2">¼¼§M</text:span><text:span text:style-name="T1">13<text:line-break/></text:span><text:span text:style-name="T2">¼¼§M</text:span><text:span text:style-name="T1">1<text:line-break/></text:span><text:span text:style-name="T2">¼¼§M</text:span><text:span text:style-name="T1">4<text:line-break/></text:span><text:span text:style-name="T2">¼¼§M</text:span><text:span text:style-name="T1">19<text:line-break/></text:span><text:span text:style-name="T2">¼¼§M</text:span><text:span text:style-name="T1">12<text:line-break/></text:span><text:span text:style-name="T2">¼¼§M</text:span><text:span text:style-name="T1">41<text:line-break/></text:span><text:span text:style-name="T2">¼¼§M</text:span><text:span text:style-name="T1">23<text:line-break/></text:span><text:span text:style-name="T2">¼¼§M</text:span><text:span text:style-name="T1">43<text:line-break/></text:span><text:span text:style-name="T2">¼¼§M</text:span><text:span text:style-name="T1">39<text:line-break/></text:span><text:span text:style-name="T2">¼¼§M</text:span><text:span text:style-name="T1">2<text:line-break/></text:span><text:span text:style-name="T2">¼¼§M</text:span><text:span text:style-name="T1">46<text:line-break/></text:span><text:span text:style-name="T2">¼¼§M</text:span><text:span text:style-name="T1">38<text:line-break/></text:span><text:span text:style-name="T2">¼¼§M</text:span><text:span text:style-name="T1">29<text:line-break/></text:span><text:span text:style-name="T2">¼¼§M</text:span><text:span text:style-name="T1">33<text:line-break/></text:span><text:span text:style-name="T2">¼¼§M</text:span><text:span text:style-name="T1">48<text:line-break/></text:span><text:span text:style-name="T2">¼¼§M</text:span><text:span text:style-name="T1">42<text:line-break/></text:span><text:span text:style-name="T2">¼¼§M</text:span><text:span text:style-name="T1">45<text:line-break/></text:span><text:span text:style-name="T2">¼¼§M</text:span><text:span text:style-name="T1">24<text:line-break/></text:span><text:span text:style-name="T2">¼¼§M</text:span><text:span text:style-name="T1">17<text:line-break/></text:span><text:span text:style-name="T2">¼¼§M</text:span><text:span text:style-name="T1">30<text:line-break/></text:span><text:span text:style-name="T2">¼¼§M</text:span><text:span text:style-name="T1">27<text:line-break/></text:span><text:span text:style-name="T2">¼¼§M</text:span><text:span text:style-name="T1">40<text:line-break/></text:span><text:span text:style-name="T2">¼¼§M</text:span><text:span text:style-name="T1">26<text:line-break/></text:span><text:span text:style-name="T2">¼¼§M</text:span><text:span text:style-name="T1">49<text:line-break/></text:span><text:span text:style-name="T2">¼¼§M</text:span><text:span text:style-name="T1">50<text:line-break/></text:span><text:span text:style-name="T2">¼¼§M</text:span><text:span text:style-name="T1">22<text:line-break/></text:span><text:span text:style-name="T2">¼¼§M</text:span><text:span text:style-name="T1">6<text:line-break/></text:span><text:span text:style-name="T2">¼¼§M</text:span><text:span text:style-name="T1">21<text:line-break/></text:span><text:span text:style-name="T2">¼¼§M</text:span><text:span text:style-name="T1">14<text:line-break/></text:span><text:span text:style-name="T2">¼¼§M</text:span><text:span text:style-name="T1">47<text:line-break/></text:span><text:span text:style-name="T2">¼¼§M</text:span><text:span text:style-name="T1">11<text:line-break/></text:span><text:span text:style-name="T2">¼¼§M</text:span><text:span text:style-name="T1">7<text:line-break/></text:span><text:span text:style-name="T2">¼¼§M</text:span><text:span text:style-name="T1">9<text:line-break/></text:span><text:span text:style-name="T2">¼¼§M</text:span><text:span text:style-name="T1">44<text:line-break/></text:span><text:span text:style-name="T2">¼¼§M</text:span><text:span text:style-name="T1">3<text:line-break/></text:span><text:span text:style-name="T2">¼¼§M</text:span><text:span text:style-name="T1">37<text:line-break/></text:span><text:span text:style-name="T2">¼¼§M</text:span><text:span text:style-name="T1">15<text:line-break/></text:span><text:span text:style-name="T2">¼¼§M</text:span><text:span text:style-name="T1">25<text:line-break/></text:span><text:span text:style-name="T2">¼¼§M</text:span><text:span text:style-name="T1">16<text:line-break/></text:span><text:span text:style-name="T2">¼¼§M</text:span><text:span text:style-name="T1">28<text:line-break/></text:span><text:span text:style-name="T2">¼¼§M</text:span><text:span text:style-name="T1">8<text:line-break/></text:span><text:soft-page-break/><text:span text:style-name="T2">¼¼§M</text:span><text:span text:style-name="T1">18<text:line-break/></text:span><text:span text:style-name="T2">¼¼§M</text:span><text:span text:style-name="T1">20<text:line-break/></text:span><text:span text:style-name="T2">¼¼§M</text:span><text:span text:style-name="T1">32<text:line-break/></text:span><text:span text:style-name="T2">¼¼§M</text:span><text:span text:style-name="T1">34<text:line-break/></text:span><text:span text:style-name="T2">¼¼§M</text:span><text:span text:style-name="T1">36<text:line-break/></text:span><text:span text:style-name="T2">MM§M</text:span><text:span text:style-name="T3"><text:line-break/></text:span><text:span text:style-name="T2">MM§M</text:span><text:span text:style-name="T5">Bubble Sort<text:line-break/></text:span><text:span text:style-name="T2">MM§M</text:span><text:span text:style-name="T5">Comparisions: 1225<text:line-break/></text:span><text:span text:style-name="T2">MM§M</text:span><text:span text:style-name="T5">InterChanges: 601<text:line-break/></text:span><text:span text:style-name="T2">MM§M</text:span><text:span text:style-name="T3"><text:line-break/></text:span><text:span text:style-name="T2">MM§M</text:span><text:span text:style-name="T5">Quick Sort<text:line-break/></text:span><text:span text:style-name="T2">MM§M</text:span><text:span text:style-name="T5">No of Comparisions: 1225<text:line-break/></text:span><text:span text:style-name="T2">MM§M</text:span><text:span text:style-name="T5">InterChanges: 1225<text:line-break/></text:span><text:span text:style-name="T2">MM§M</text:span><text:span text:style-name="T3"><text:line-break/></text:span><text:span text:style-name="T2">MM§M</text:span><text:span text:style-name="T5">Merge Sort<text:line-break/></text:span><text:span text:style-name="T2">MM§M</text:span><text:span text:style-name="T5">No of Comparisions: 49<text:line-break/></text:span><text:span text:style-name="T2">MM§M</text:span><text:span text:style-name="T5">InterChanges: 153<text:line-break/></text:span><text:span text:style-name="T2">MM§M</text:span><text:span text:style-name="T3"><text:line-break/></text:span><text:span text:style-name="T2">MM©M</text:span><text:span text:style-name="T4"> ----jGRASP: operation complete.</text:span><text:span text:style-name="T2">M<text:line-break/><text:line-break/></text:span><text:span text:style-name="T2">MM«M</text:span><text:span text:style-name="T4"> ----jGRASP exec: java Sorts<text:line-break/></text:span><text:span text:style-name="T2">¼¼§M</text:span><text:span text:style-name="T5">Enter the number of elements in the array: </text:span><text:span text:style-name="T1">50<text:line-break/></text:span><text:span text:style-name="T2">MM§M</text:span><text:span text:style-name="T5">Enter the values<text:line-break/></text:span><text:span text:style-name="T2">¼¼§M</text:span><text:span text:style-name="T1">50<text:line-break/></text:span><text:span text:style-name="T2">¼¼§M</text:span><text:span text:style-name="T1">49<text:line-break/></text:span><text:span text:style-name="T2">¼¼§M</text:span><text:span text:style-name="T1">48<text:line-break/></text:span><text:span text:style-name="T2">¼¼§M</text:span><text:span text:style-name="T1">47<text:line-break/></text:span><text:span text:style-name="T2">¼¼§M</text:span><text:span text:style-name="T1">46<text:line-break/></text:span><text:span text:style-name="T2">¼¼§M</text:span><text:span text:style-name="T1">45<text:line-break/></text:span><text:span text:style-name="T2">¼¼§M</text:span><text:span text:style-name="T1">44<text:line-break/></text:span><text:span text:style-name="T2">¼¼§M</text:span><text:span text:style-name="T1">43<text:line-break/></text:span><text:span text:style-name="T2">¼¼§M</text:span><text:span text:style-name="T1">42<text:line-break/></text:span><text:span text:style-name="T2">¼¼§M</text:span><text:span text:style-name="T1">41<text:line-break/></text:span><text:span text:style-name="T2">¼¼§M</text:span><text:span text:style-name="T1">40<text:line-break/></text:span><text:span text:style-name="T2">¼¼§M</text:span><text:span text:style-name="T1">39<text:line-break/></text:span><text:span text:style-name="T2">¼¼§M</text:span><text:span text:style-name="T1">38<text:line-break/></text:span><text:span text:style-name="T2">¼¼§M</text:span><text:span text:style-name="T1">37<text:line-break/></text:span><text:span text:style-name="T2">¼¼§M</text:span><text:span text:style-name="T1">36<text:line-break/></text:span><text:span text:style-name="T2">¼¼§M</text:span><text:span text:style-name="T1">35<text:line-break/></text:span><text:span text:style-name="T2">¼¼§M</text:span><text:span text:style-name="T1">33<text:line-break/></text:span><text:span text:style-name="T2">¼¼§M</text:span><text:span text:style-name="T1">34<text:line-break/></text:span><text:span text:style-name="T2">¼¼§M</text:span><text:span text:style-name="T1">32<text:line-break/></text:span><text:span text:style-name="T2">¼¼§M</text:span><text:span text:style-name="T1">31<text:line-break/></text:span><text:soft-page-break/><text:span text:style-name="T2">¼¼§M</text:span><text:span text:style-name="T1">30<text:line-break/></text:span><text:span text:style-name="T2">¼¼§M</text:span><text:span text:style-name="T1">29<text:line-break/></text:span><text:span text:style-name="T2">¼¼§M</text:span><text:span text:style-name="T1">28<text:line-break/></text:span><text:span text:style-name="T2">¼¼§M</text:span><text:span text:style-name="T1">27<text:line-break/></text:span><text:span text:style-name="T2">¼¼§M</text:span><text:span text:style-name="T1">26<text:line-break/></text:span><text:span text:style-name="T2">¼¼§M</text:span><text:span text:style-name="T1">25<text:line-break/></text:span><text:span text:style-name="T2">¼¼§M</text:span><text:span text:style-name="T1">24<text:line-break/></text:span><text:span text:style-name="T2">¼¼§M</text:span><text:span text:style-name="T1">23<text:line-break/></text:span><text:span text:style-name="T2">¼¼§M</text:span><text:span text:style-name="T1">22<text:line-break/></text:span><text:span text:style-name="T2">¼¼§M</text:span><text:span text:style-name="T1">21<text:line-break/></text:span><text:span text:style-name="T2">¼¼§M</text:span><text:span text:style-name="T1">20<text:line-break/></text:span><text:span text:style-name="T2">¼¼§M</text:span><text:span text:style-name="T1">18<text:line-break/></text:span><text:span text:style-name="T2">¼¼§M</text:span><text:span text:style-name="T1">19<text:line-break/></text:span><text:span text:style-name="T2">¼¼§M</text:span><text:span text:style-name="T1">16<text:line-break/></text:span><text:span text:style-name="T2">¼¼§M</text:span><text:span text:style-name="T1">17<text:line-break/></text:span><text:span text:style-name="T2">¼¼§M</text:span><text:span text:style-name="T1">15<text:line-break/></text:span><text:span text:style-name="T2">¼¼§M</text:span><text:span text:style-name="T1">14<text:line-break/></text:span><text:span text:style-name="T2">¼¼§M</text:span><text:span text:style-name="T1">13<text:line-break/></text:span><text:span text:style-name="T2">¼¼§M</text:span><text:span text:style-name="T1">12<text:line-break/></text:span><text:span text:style-name="T2">¼¼§M</text:span><text:span text:style-name="T1">11<text:line-break/></text:span><text:span text:style-name="T2">¼¼§M</text:span><text:span text:style-name="T1">10<text:line-break/></text:span><text:span text:style-name="T2">¼¼§M</text:span><text:span text:style-name="T1">9<text:line-break/></text:span><text:span text:style-name="T2">¼¼§M</text:span><text:span text:style-name="T1">8<text:line-break/></text:span><text:span text:style-name="T2">¼¼§M</text:span><text:span text:style-name="T1">7<text:line-break/></text:span><text:span text:style-name="T2">¼¼§M</text:span><text:span text:style-name="T1">6<text:line-break/></text:span><text:span text:style-name="T2">¼¼§M</text:span><text:span text:style-name="T1">5<text:line-break/></text:span><text:span text:style-name="T2">¼¼§M</text:span><text:span text:style-name="T1">4<text:line-break/></text:span><text:span text:style-name="T2">¼¼§M</text:span><text:span text:style-name="T1">3<text:line-break/></text:span><text:span text:style-name="T2">¼¼§M</text:span><text:span text:style-name="T1">2<text:line-break/></text:span><text:span text:style-name="T2">¼¼§M</text:span><text:span text:style-name="T1">1<text:line-break/></text:span><text:span text:style-name="T2">MM§M</text:span><text:span text:style-name="T3"><text:line-break/></text:span><text:span text:style-name="T2">MM§M</text:span><text:span text:style-name="T5">Bubble Sort<text:line-break/></text:span><text:span text:style-name="T2">MM§M</text:span><text:span text:style-name="T5">Comparisions: 1225<text:line-break/></text:span><text:span text:style-name="T2">MM§M</text:span><text:span text:style-name="T5">InterChanges: 1222<text:line-break/></text:span><text:span text:style-name="T2">MM§M</text:span><text:span text:style-name="T3"><text:line-break/></text:span><text:span text:style-name="T2">MM§M</text:span><text:span text:style-name="T5">Quick Sort<text:line-break/></text:span><text:span text:style-name="T2">MM§M</text:span><text:span text:style-name="T5">No of Comparisions: 1225<text:line-break/></text:span><text:span text:style-name="T2">MM§M</text:span><text:span text:style-name="T5">InterChanges: 1225<text:line-break/></text:span><text:span text:style-name="T2">MM§M</text:span><text:span text:style-name="T3"><text:line-break/></text:span><text:span text:style-name="T2">MM§M</text:span><text:span text:style-name="T5">Merge Sort<text:line-break/></text:span><text:span text:style-name="T2">MM§M</text:span><text:span text:style-name="T5">No of Comparisions: 49<text:line-break/></text:span><text:span text:style-name="T2">MM§M</text:span><text:span text:style-name="T5">InterChanges: 153<text:line-break/></text:span><text:span text:style-name="T2">MM§M</text:span><text:span text:style-name="T3"><text:line-break/></text:span><text:soft-page-break/><text:span text:style-name="T2">MM©M</text:span><text:span text:style-name="T4"> ----jGRASP: operation complete.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SD16" svg:font-family="CSD16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 Weng</meta:initial-creator>
    <meta:creation-date>2021-12-09T15:15:45.86</meta:creation-date>
    <meta:document-statistic meta:table-count="0" meta:image-count="0" meta:object-count="0" meta:page-count="11" meta:paragraph-count="2" meta:word-count="1272" meta:character-count="4963"/>
    <dc:date>2021-12-09T15:36:10.68</dc:date>
    <dc:creator>David Weng</dc:creator>
    <meta:editing-duration>PT5M24S</meta:editing-duration>
    <meta:editing-cycles>1</meta:editing-cycles>
    <meta:generator>OpenOffice/4.1.7$Win32 OpenOffice.org_project/417m1$Build-9800</meta:generator>
  </office:meta>
</office:document-meta>
</file>